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48000000608B50A3FCF5EB7A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2" style:family="graphic" style:parent-style-name="standard">
      <style:graphic-properties draw:stroke="solid" draw:stroke-dash="Dashed_20__28_var_29__20_692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923" svg:stroke-width="0.019cm" svg:stroke-color="#008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682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7cm" fo:min-width="0.225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692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8cm" fo:min-width="0.28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692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7cm" fo:min-width="0.207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692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7cm" fo:min-width="0.309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6927" svg:stroke-width="0.019cm" svg:stroke-color="#004c98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6928" svg:stroke-width="0.019cm" svg:stroke-color="#ed7618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6929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8cm" fo:min-width="0.247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693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8cm" fo:min-width="0.646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6931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6932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6933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6934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6935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693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8" style:family="graphic" style:parent-style-name="standard">
      <style:graphic-properties draw:stroke="none" draw:stroke-dash="Dashed_20__28_var_29__20_6937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7cm" fo:min-width="0.269cm" fo:padding-top="0cm" fo:padding-bottom="0cm" fo:padding-left="0cm" fo:padding-right="0cm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.019cm" svg:stroke-color="#c0598e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1" style:family="graphic" style:parent-style-name="standard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solid" draw:fill-color="#99ccff" draw:textarea-horizontal-align="justify" draw:textarea-vertical-align="middle" draw:auto-grow-height="false" fo:min-height="2.678cm" fo:min-width="2.432cm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99ccff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c0598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12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0598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2" draw:layer="layout" svg:width="0.304cm" svg:height="0.304cm" svg:x="8.259cm" svg:y="14.661cm">
            <draw:image xlink:href="Pictures/1000000000000048000000608B50A3FCF5EB7A86.png" xlink:type="simple" xlink:show="embed" xlink:actuate="onLoad">
              <text:p text:style-name="P1"><text:span text:style-name="T1"><text:s/></text:span></text:p>
            </draw:image>
          </draw:frame>
          <draw:ellipse draw:style-name="gr2" draw:text-style-name="P3" draw:layer="layout" svg:width="2.95cm" svg:height="2.946cm" svg:x="7.67cm" svg:y="14.915cm">
            <text:p/>
          </draw:ellipse>
          <draw:line draw:style-name="gr3" draw:text-style-name="P3" draw:layer="layout" svg:x1="7.827cm" svg:y1="15.705cm" svg:x2="10.46cm" svg:y2="17.073cm">
            <text:p/>
          </draw:line>
          <draw:frame draw:style-name="gr4" draw:text-style-name="P5" draw:layer="layout" svg:width="0.225cm" svg:height="0.417cm" svg:x="7.516cm" svg:y="15.352cm">
            <draw:text-box>
              <text:p text:style-name="P4"><text:span text:style-name="T2">E</text:span></text:p>
            </draw:text-box>
          </draw:frame>
          <draw:frame draw:style-name="gr5" draw:text-style-name="P6" draw:layer="layout" svg:width="0.78cm" svg:height="0.668cm" svg:x="8.606cm" svg:y="16.273cm">
            <draw:text-box>
              <text:p text:style-name="P4"><text:span text:style-name="T3">O</text:span></text:p>
            </draw:text-box>
          </draw:frame>
          <draw:frame draw:style-name="gr6" draw:text-style-name="P5" draw:layer="layout" svg:width="0.207cm" svg:height="0.417cm" svg:x="10.524cm" svg:y="17.005cm">
            <draw:text-box>
              <text:p text:style-name="P4"><text:span text:style-name="T2">F</text:span></text:p>
            </draw:text-box>
          </draw:frame>
          <draw:frame draw:style-name="gr7" draw:text-style-name="P5" draw:layer="layout" svg:width="0.309cm" svg:height="0.417cm" svg:x="9.534cm" svg:y="14.608cm">
            <draw:text-box>
              <text:p text:style-name="P4"><text:span text:style-name="T2">M</text:span></text:p>
            </draw:text-box>
          </draw:frame>
          <draw:line draw:style-name="gr8" draw:text-style-name="P7" draw:layer="layout" svg:x1="9.683cm" svg:y1="15.021cm" svg:x2="10.603cm" svg:y2="16.209cm">
            <text:p/>
          </draw:line>
          <draw:line draw:style-name="gr9" draw:text-style-name="P7" draw:layer="layout" svg:x1="9.143cm" svg:y1="16.389cm" svg:x2="9.985cm" svg:y2="17.597cm">
            <text:p/>
          </draw:line>
          <draw:frame draw:style-name="gr10" draw:text-style-name="P5" draw:layer="layout" svg:width="0.747cm" svg:height="0.668cm" svg:x="9.656cm" svg:y="17.522cm">
            <draw:text-box>
              <text:p text:style-name="P4"><text:span text:style-name="T2">A</text:span></text:p>
            </draw:text-box>
          </draw:frame>
          <draw:frame draw:style-name="gr11" draw:text-style-name="P5" draw:layer="layout" svg:width="1.146cm" svg:height="0.668cm" svg:x="7.943cm" svg:y="14.472cm">
            <draw:text-box>
              <text:p text:style-name="P4"><text:span text:style-name="T4">( <text:s/>)</text:span></text:p>
            </draw:text-box>
          </draw:frame>
          <draw:line draw:style-name="gr12" draw:text-style-name="P3" draw:layer="layout" svg:x1="8.512cm" svg:y1="15.959cm" svg:x2="8.512cm" svg:y2="16.154cm">
            <text:p/>
          </draw:line>
          <draw:line draw:style-name="gr13" draw:text-style-name="P3" draw:layer="layout" svg:x1="8.579cm" svg:y1="15.992cm" svg:x2="8.579cm" svg:y2="16.188cm">
            <text:p/>
          </draw:line>
          <draw:line draw:style-name="gr14" draw:text-style-name="P3" draw:layer="layout" svg:x1="9.842cm" svg:y1="16.656cm" svg:x2="9.842cm" svg:y2="16.85cm">
            <text:p/>
          </draw:line>
          <draw:line draw:style-name="gr15" draw:text-style-name="P3" draw:layer="layout" svg:x1="9.905cm" svg:y1="16.688cm" svg:x2="9.905cm" svg:y2="16.884cm">
            <text:p/>
          </draw:line>
          <draw:line draw:style-name="gr16" draw:text-style-name="P3" draw:layer="layout" svg:x1="9.621cm" svg:y1="16.894cm" svg:x2="9.532cm" svg:y2="17.072cm">
            <text:p/>
          </draw:line>
          <draw:line draw:style-name="gr17" draw:text-style-name="P3" draw:layer="layout" svg:x1="9.648cm" svg:y1="16.975cm" svg:x2="9.562cm" svg:y2="17.153cm">
            <text:p/>
          </draw:line>
          <draw:frame draw:style-name="gr18" draw:text-style-name="P5" draw:layer="layout" svg:width="0.269cm" svg:height="0.417cm" svg:x="10.7cm" svg:y="15.991cm">
            <draw:text-box>
              <text:p text:style-name="P4"><text:span text:style-name="T2">N</text:span></text:p>
            </draw:text-box>
          </draw:frame>
          <draw:g>
            <draw:line draw:style-name="gr19" draw:text-style-name="P8" draw:layer="layout" svg:x1="9.924cm" svg:y1="17.54cm" svg:x2="10.044cm" svg:y2="17.66cm">
              <text:p/>
            </draw:line>
            <draw:line draw:style-name="gr19" draw:text-style-name="P8" draw:layer="layout" svg:x1="9.924cm" svg:y1="17.66cm" svg:x2="10.044cm" svg:y2="17.54cm">
              <text:p/>
            </draw:line>
          </draw:g>
          <draw:g>
            <draw:line draw:style-name="gr20" draw:text-style-name="P8" draw:layer="layout" svg:x1="9.088cm" svg:y1="16.326cm" svg:x2="9.208cm" svg:y2="16.446cm">
              <text:p/>
            </draw:line>
            <draw:line draw:style-name="gr20" draw:text-style-name="P8" draw:layer="layout" svg:x1="9.088cm" svg:y1="16.446cm" svg:x2="9.208cm" svg:y2="16.326cm">
              <text:p/>
            </draw:line>
          </draw:g>
          <draw:g>
            <draw:line draw:style-name="gr19" draw:text-style-name="P8" draw:layer="layout" svg:x1="10.394cm" svg:y1="17.006cm" svg:x2="10.514cm" svg:y2="17.126cm">
              <text:p/>
            </draw:line>
            <draw:line draw:style-name="gr19" draw:text-style-name="P8" draw:layer="layout" svg:x1="10.394cm" svg:y1="17.126cm" svg:x2="10.514cm" svg:y2="17.006cm">
              <text:p/>
            </draw:line>
          </draw:g>
          <draw:g>
            <draw:line draw:style-name="gr19" draw:text-style-name="P8" draw:layer="layout" svg:x1="10.549cm" svg:y1="16.148cm" svg:x2="10.669cm" svg:y2="16.268cm">
              <text:p/>
            </draw:line>
            <draw:line draw:style-name="gr19" draw:text-style-name="P8" draw:layer="layout" svg:x1="10.549cm" svg:y1="16.268cm" svg:x2="10.669cm" svg:y2="16.148cm">
              <text:p/>
            </draw:line>
          </draw:g>
          <draw:g>
            <draw:line draw:style-name="gr19" draw:text-style-name="P8" draw:layer="layout" svg:x1="9.626cm" svg:y1="14.961cm" svg:x2="9.746cm" svg:y2="15.081cm">
              <text:p/>
            </draw:line>
            <draw:line draw:style-name="gr19" draw:text-style-name="P8" draw:layer="layout" svg:x1="9.626cm" svg:y1="15.081cm" svg:x2="9.746cm" svg:y2="14.961cm">
              <text:p/>
            </draw:line>
          </draw:g>
          <draw:g>
            <draw:line draw:style-name="gr19" draw:text-style-name="P8" draw:layer="layout" svg:x1="7.781cm" svg:y1="15.645cm" svg:x2="7.901cm" svg:y2="15.765cm">
              <text:p/>
            </draw:line>
            <draw:line draw:style-name="gr19" draw:text-style-name="P8" draw:layer="layout" svg:x1="7.781cm" svg:y1="15.765cm" svg:x2="7.901cm" svg:y2="15.645cm">
              <text:p/>
            </draw:line>
          </draw:g>
          <draw:custom-shape draw:style-name="gr21" draw:text-style-name="P8" draw:layer="layout" svg:width="2.95cm" svg:height="2.95cm" draw:transform="rotate (-0.916821456072621) translate (9.418cm 14.319cm)">
            <text:p/>
            <draw:enhanced-geometry svg:viewBox="0 0 21600 21600" draw:type="block-arc" draw:modifiers="-120.65251344971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38:05.425605998</dc:date>
    <meta:editing-duration>PT7M10S</meta:editing-duration>
    <meta:editing-cycles>5</meta:editing-cycles>
    <meta:generator>LibreOffice/5.2.7.2$Linux_X86_64 LibreOffice_project/20m0$Build-2</meta:generator>
    <meta:document-statistic meta:object-count="38"/>
  </office:meta>
</office:document-meta>
</file>